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0e4d" officeooo:paragraph-rsid="00020e4d"/>
    </style:style>
    <style:style style:name="P2" style:family="paragraph" style:parent-style-name="Standard">
      <style:text-properties officeooo:paragraph-rsid="00020e4d"/>
    </style:style>
    <style:style style:name="P3" style:family="paragraph" style:parent-style-name="Standard">
      <style:text-properties officeooo:rsid="0003bd20" officeooo:paragraph-rsid="0003bd20"/>
    </style:style>
    <style:style style:name="T1" style:family="text">
      <style:text-properties officeooo:rsid="00020e4d"/>
    </style:style>
    <style:style style:name="T2" style:family="text">
      <style:text-properties officeooo:rsid="0003bd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RAMBLED GAME DESIGN DOC:</text:p>
      <text:p text:style-name="P1"/>
      <text:p text:style-name="P1">GAME IN BRIEF</text:p>
      <text:p text:style-name="P1">Story: It’s your first day at SCRAMBLE, an all you can eat egg restaurant. You are responsible for controlling the conveyor belts which direct the eggs towards the mouths that want to eat them.</text:p>
      <text:p text:style-name="P1"/>
      <text:p text:style-name="P2"><text:span text:style-name="T1">Player Goals:<text:line-break/>* Get through all </text:span><text:span text:style-name="T2">10</text:span><text:span text:style-name="T1"> levels with a passing score</text:span></text:p>
      <text:p text:style-name="P1">* Get as high of a score as possible</text:p>
      <text:p text:style-name="P1"/>
      <text:p text:style-name="P1">Player Actions:<text:line-break/>* Click on tiles to redirect the flow of eggs into and out of separate machines</text:p>
      <text:p text:style-name="P1"/>
      <text:p text:style-name="P1">Customer Actions:<text:line-break/>* Order an egg, prepared in any way<text:line-break/>* Leave and reduce score if wrong order received or player taking too long</text:p>
      <text:p text:style-name="P1"/>
      <text:p text:style-name="P1">Game Events:</text:p>
      <text:p text:style-name="P1">* New eggs added</text:p>
      <text:p text:style-name="P1">* Level Start<text:line-break/>* Level end, scorecard shown</text:p>
      <text:p text:style-name="P1"/>
      <text:p text:style-name="P1">+ means stretch feature</text:p>
      <text:p text:style-name="P1">MECHANICS: PLAYER ACTIONS<text:line-break/>* Click on belt to rotate it / </text:p>
      <text:p text:style-name="P1">* Click on machines to activate them</text:p>
      <text:p text:style-name="P1"/>
      <text:p text:style-name="P1">MECHANICS: BELTS + MACHINES</text:p>
      <text:p text:style-name="P1">* Egg comes from henhouse in corner of play area</text:p>
      <text:p text:style-name="P1">* Egg moves along conveyor belts as the player rotates them to get them to where they need to go</text:p>
      <text:p text:style-name="P1">* Machines can prepare eggs in different ways<text:line-break/> <text:s/>* Hard boiled<text:line-break/> <text:s/>* Scrambled<text:line-break/> <text:s/>* Fried</text:p>
      <text:p text:style-name="P1"><text:s text:c="2"/>* Sunny Side Up</text:p>
      <text:p text:style-name="P1"><text:s text:c="2"/>* Raw</text:p>
      <text:p text:style-name="P1"/>
      <text:p text:style-name="P1">MECHANICS: LEVELS<text:line-break/>* Player must serve so many customers within the allotted time span. If they don’t, they don’t get to next level</text:p>
      <text:p text:style-name="P1">* Sync level duration to song?</text:p>
      <text:p text:style-name="P1"/>
      <text:p text:style-name="P3">LEVELS:<text:line-break/>* 1 – Basic straight line, player just has to get scrambled egg to single customer</text:p>
      <text:p text:style-name="P3">* 2 – Same thing, multiple customers</text:p>
      <text:p text:style-name="P3"><text:soft-page-break/>* 3 – Same thing, introduce new egg type<text:line-break/>* 4-6 – Same as 3</text:p>
      <text:p text:style-name="P3">* 7 – 10 – Challenge lev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7T18:24:29.166271609</meta:creation-date>
    <dc:date>2026-04-17T18:37:48.706928824</dc:date>
    <meta:editing-duration>PT2M18S</meta:editing-duration>
    <meta:editing-cycles>1</meta:editing-cycles>
    <meta:generator>LibreOffice/26.2.2.2$Linux_X86_64 LibreOffice_project/620$Build-2</meta:generator>
    <meta:document-statistic meta:table-count="0" meta:image-count="0" meta:object-count="0" meta:page-count="2" meta:paragraph-count="25" meta:word-count="264" meta:character-count="1390" meta:non-whitespace-character-count="1134"/>
  </office:meta>
</office:document-meta>
</file>